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1A0000025328FC836C.png"/>
  <manifest:file-entry manifest:media-type="image/png" manifest:full-path="Pictures/10000201000002A1000002A19D231B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fo:min-height="3.256cm"/>
    </style:style>
    <style:style style:name="pr5" style:family="presentation" style:parent-style-name="lyt-aqua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  <style:text-properties fo:color="#666666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3" style:family="text">
      <style:text-properties fo:color="#666666"/>
    </style:style>
    <style:style style:name="T4" style:family="text">
      <style:text-properties fo:color="#666666" style:text-position="super 58%"/>
    </style:style>
    <style:style style:name="T5" style:family="text">
      <style:text-properties fo:color="#666666" fo:font-size="24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4.654cm" svg:x="1.286cm" svg:y="0.872cm" presentation:class="title" presentation:user-transformed="true">
          <draw:text-box>
            <text:p><text:span text:style-name="T1"><text:line-break/></text:span><text:span text:style-name="T1"> </text:span><text:span text:style-name="T1">EXPath </text:span><text:span text:style-name="T1"><text:line-break/></text:span><text:span text:style-name="T2">A day in the life</text:span></text:p>
          </draw:text-box>
        </draw:frame>
        <draw:frame presentation:style-name="pr2" draw:text-style-name="P2" draw:layer="layout" svg:width="24.599cm" svg:height="12.665cm" svg:x="2cm" svg:y="4.918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>XQuery Meetup, London</text:span></text:p>
            <text:p><text:span text:style-name="T3">July 12</text:span><text:span text:style-name="T4">d</text:span><text:span text:style-name="T3">, 2010</text:span> </text:p>
            <text:p><text:span text:style-name="T3"/></text:p>
            <text:p><text:span text:style-name="T3"/></text:p>
            <text:p><text:span text:style-name="T3"/></text:p>
            <text:p><text:span text:style-name="T3">Florent Georges </text:span></text:p>
            <text:p><text:span text:style-name="T5">H2O Consulting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>
        <office:forms form:automatic-focus="false" form:apply-design-mode="false"/>
        <draw:frame draw:style-name="gr2" draw:text-style-name="P4" draw:layer="layout" svg:width="7.316cm" svg:height="7.316cm" svg:x="10.494cm" svg:y="6.976cm">
          <draw:image xlink:href="Pictures/10000201000002A1000002A19D231B84.png" xlink:type="simple" xlink:show="embed" xlink:actuate="onLoad">
            <text:p/>
          </draw:image>
        </draw:frame>
        <draw:frame presentation:style-name="pr4" draw:layer="layout" svg:width="25.199cm" svg:height="3.256cm" svg:x="1.401cm" svg:y="0.962cm" presentation:class="title" presentation:user-transformed="true">
          <draw:text-box>
            <text:p>http://expath.or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qua1" xlink:href="Pictures/100002010000031A0000025328FC836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84001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4001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4001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4001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4001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4001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4001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4001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4001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666666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666666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666666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text:span text:style-name="MT1"> 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text:span text:style-name="MT1"> 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 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EXPath, A Practical Introduction, Balisage 2009</dc:title>
    <meta:creation-date>2009-07-24T12:50:02</meta:creation-date>
    <dc:language>en-US</dc:language>
    <meta:editing-cycles>289</meta:editing-cycles>
    <meta:editing-duration>PT264H39M30S</meta:editing-duration>
    <dc:date>2010-07-12T20:29:48</dc:date>
    <meta:document-statistic meta:object-count="32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../../../C:/Program%20Files/OpenOffice.org%203/Basis/share/template/en-US/layout/lyt-aqua.otp"/>
  </office:meta>
</office:document-meta>
</file>